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arshalledListAuthors" style:family="table">
      <style:table-properties style:width="6in" table:align="center"/>
    </style:style>
    <style:style style:name="MarshalledListAuthors.A" style:family="table-column">
      <style:table-column-properties style:column-width="1.3444in"/>
    </style:style>
    <style:style style:name="MarshalledListAuthors.B" style:family="table-column">
      <style:table-column-properties style:column-width="4.6556in"/>
    </style:style>
    <style:style style:name="MarshalledListAutho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arshalledListAuthors.B1" style:family="table-cell">
      <style:table-cell-properties fo:padding="0.0382in" fo:border="0.0007in solid #000000"/>
    </style:style>
    <style:style style:name="MarshalledListAuthors.A2" style:family="table-cell">
      <style:table-cell-properties fo:padding="0.0382in" fo:border-left="0.0007in solid #000000" fo:border-right="none" fo:border-top="none" fo:border-bottom="0.0007in solid #000000"/>
    </style:style>
    <style:style style:name="MarshalledListAuthor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arshalledListTable" style:family="table">
      <style:table-properties style:width="6.925in" table:align="margins"/>
    </style:style>
    <style:style style:name="MarshalledListTable.A" style:family="table-column">
      <style:table-column-properties style:column-width="6.925in" style:rel-column-width="65535*"/>
    </style:style>
    <style:style style:name="MarshalledListTable.A2" style:family="table-cell">
      <style:table-cell-properties fo:background-color="#ffffe8">
        <style:background-image/>
      </style:table-cell-properties>
    </style:style>
    <style:style style:name="MarshalledListTable.A3" style:family="table-cell">
      <style:table-cell-properties fo:background-color="#eaf6e8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Times New Roman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Heading_20_1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>
      <style:text-properties fo:color="#ff8000" style:font-name="Trebuchet MS" fo:font-size="11pt" fo:font-weight="bold" style:font-size-asian="11pt" style:font-size-complex="11pt"/>
    </style:style>
    <style:style style:name="P10" style:family="paragraph" style:parent-style-name="Standard">
      <style:text-properties fo:color="#000000" style:font-name="Trebuchet MS" fo:font-size="11pt" fo:font-style="italic" fo:font-weight="600" style:font-size-asian="11pt" style:font-size-complex="11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color="#000000" fo:font-weight="600"/>
    </style:style>
    <style:style style:name="T3" style:family="text">
      <style:text-properties fo:color="#000000" fo:font-style="italic" fo:font-weight="600"/>
    </style:style>
    <style:style style:name="Sect1" style:family="section">
      <style:section-properties fo:background-color="#e6e6ff" style:editable="false">
        <style:columns fo:column-count="0" fo:column-gap="0in"/>
        <style:background-image/>
      </style:section-properties>
    </style:style>
    <style:style style:name="Sect2" style:family="section">
      <style:section-properties fo:background-color="#e6e6e6" style:editable="false">
        <style:columns fo:column-count="0" fo:column-gap="0in"/>
        <style:background-image/>
      </style:section-properties>
    </style:style>
    <style:style style:name="Sect3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rshalledListHeader">
        <text:h text:style-name="P1" text:outline-level="1"><text:s/>LIST OF AMENDMENTS</text:h>
        <text:h text:style-name="P2" text:outline-level="2">Dated : <text:date style:data-style-name="N76" text:date-value="2007-03-20T16:57:46.64" text:fixed="true">March 20, 2007</text:date></text:h>
        <text:section text:style-name="Sect2" text:name="BillNameHeader">
          <text:p text:style-name="P3"/>
        </text:section>
        <text:p text:style-name="P3"/>
      </text:section>
      <text:section text:style-name="Sect3" text:name="MarshalledList">
        <text:h text:style-name="P4" text:outline-level="1">Member of Parliaments with Amendments</text:h>
        <text:p text:style-name="P5"/>
        <table:table table:name="MarshalledListAuthors" table:style-name="MarshalledListAuthors">
          <table:table-column table:style-name="MarshalledListAuthors.A"/>
          <table:table-column table:style-name="MarshalledListAuthors.B"/>
          <table:table-row>
            <table:table-cell table:style-name="MarshalledListAuthors.A1" office:value-type="string">
              <text:p text:style-name="P6">Number</text:p>
            </table:table-cell>
            <table:table-cell table:style-name="MarshalledListAuthors.B1" office:value-type="string">
              <text:p text:style-name="P6">Name of Member of Parliament</text:p>
            </table:table-cell>
          </table:table-row>
          <table:table-row>
            <table:table-cell table:style-name="MarshalledListAuthors.A2" office:value-type="string">
              <text:p text:style-name="P7">1</text:p>
            </table:table-cell>
            <table:table-cell table:style-name="MarshalledListAuthors.B2" office:value-type="string">
              <text:p text:style-name="P7">Ashok Hariharan</text:p>
            </table:table-cell>
          </table:table-row>
          <table:table-row>
            <table:table-cell table:style-name="MarshalledListAuthors.A2" office:value-type="string">
              <text:p text:style-name="P7">2</text:p>
            </table:table-cell>
            <table:table-cell table:style-name="MarshalledListAuthors.B2" office:value-type="string">
              <text:p text:style-name="P7">Jerry Kamau</text:p>
            </table:table-cell>
          </table:table-row>
          <table:table-row>
            <table:table-cell table:style-name="MarshalledListAuthors.A2" office:value-type="string">
              <text:p text:style-name="P7">3</text:p>
            </table:table-cell>
            <table:table-cell table:style-name="MarshalledListAuthors.B2" office:value-type="string">
              <text:p text:style-name="P7">Miriam SSebanankita</text:p>
            </table:table-cell>
          </table:table-row>
        </table:table>
        <text:p text:style-name="Standard"/>
        <text:h text:style-name="P8" text:outline-level="1"><text:span text:style-name="T1">Amendments List</text:span><text:tab/><text:tab/><text:tab/></text:h>
        <table:table table:name="MarshalledListTable" table:style-name="MarshalledListTable">
          <table:table-column table:style-name="MarshalledListTable.A"/>
          <table:table-row>
            <table:table-cell office:value-type="string">
              <text:p text:style-name="Standard"/>
            </table:table-cell>
          </table:table-row>
          <table:table-row>
            <table:table-cell table:style-name="MarshalledListTable.A2" office:value-type="string">
              <text:p text:style-name="P9">Amendment submitted By:Miriam SSebanankita On 13:56 20.3.2007<text:line-break/><text:span text:style-name="T2">In Clause 1 , Art 1 , Part 1 : Paragraph number 1<text:line-break/>Delete<text:line-break/></text:span><text:span text:style-name="T3">" shall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Miriam SSebanankita On 13:56 20.3.2007<text:line-break/><text:span text:style-name="T2">In Clause 1 , Art 1 , Part 1 : Paragraph number 1<text:line-break/>Insert<text:line-break/></text:span><text:span text:style-name="T3">" will "<text:line-break/></text:span></text:p>
            </table:table-cell>
          </table:table-row>
          <table:table-row>
            <table:table-cell table:style-name="MarshalledListTable.A2" office:value-type="string">
              <text:p text:style-name="P9">Amendment submitted By:Ashok Hariharan On 22:51 19.3.2007<text:line-break/><text:span text:style-name="T2">In Clause 1 , Art 1 , Part 1 : Paragraph number 1<text:line-break/>Delete<text:line-break/></text:span><text:span text:style-name="T3">" . by notice in the Gazette, appoint and different dates may be appointed for different provisions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Ashok Hariharan On 22:51 19.3.2007<text:line-break/><text:span text:style-name="T2">In Clause 1 , Art 1 , Part 1 : Paragraph number 1<text:line-break/>Insert<text:line-break/></text:span><text:span text:style-name="T3">" <text:s/>by n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Ashok Hariharan On 22:52 19.3.2007<text:line-break/><text:span text:style-name="T2">In Clause 1 , Art 1 , Part 1 : Paragraph number 1<text:line-break/>Insert<text:line-break/></text:span><text:span text:style-name="T3">" otice in the monthly gazeet and different dates during different months. "<text:line-break/></text:span></text:p>
            </table:table-cell>
          </table:table-row>
          <table:table-row>
            <table:table-cell table:style-name="MarshalledListTable.A2" office:value-type="string">
              <text:p text:style-name="P9">Amendment submitted By:Miriam SSebanankita On 13:56 20.3.2007<text:line-break/><text:span text:style-name="T2">In Clause 1 , Art 2 , Part 1 : Paragraph number 2<text:line-break/>Delete<text:line-break/></text:span><text:span text:style-name="T3">" <text:s/>(b) in relation to a scheme, means such accounting period as may be prescribed in the scheme rules;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Ashok Hariharan On 22:52 19.3.2007<text:line-break/><text:span text:style-name="T2">In Clause 1 , Art 2 , Part 1 : Paragraph number 3<text:line-break/>Insert<text:line-break/></text:span><text:span text:style-name="T3">" <text:s/>and administration "<text:line-break/></text:span></text:p>
            </table:table-cell>
          </table:table-row>
          <table:table-row>
            <table:table-cell table:style-name="MarshalledListTable.A2" office:value-type="string">
              <text:p text:style-name="P9">Amendment submitted By:Ashok Hariharan On 22:52 19.3.2007<text:line-break/><text:span text:style-name="T2">In Clause 1 , Art 2 , Part 1 : Paragraph number 4<text:line-break/>Delete<text:line-break/></text:span><text:span text:style-name="T3">" assurance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Ashok Hariharan On 22:52 19.3.2007<text:line-break/><text:span text:style-name="T2">In Clause 1 , Art 2 , Part 1 : Paragraph number 4<text:line-break/>Insert<text:line-break/></text:span><text:span text:style-name="T3">" insurance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Jerry Kamau On 13:53 20.3.2007<text:line-break/><text:span text:style-name="T2">In Clause 1 , Art 2 , Part 1 : Paragraph number 5<text:line-break/>Insert<text:line-break/></text:span><text:span text:style-name="T3">" 33 "<text:line-break/></text:span></text:p>
            </table:table-cell>
          </table:table-row>
          <table:table-row>
            <table:table-cell table:style-name="MarshalledListTable.A2" office:value-type="string">
              <text:p text:style-name="P9">Amendment submitted By:Jerry Kamau On 13:53 20.3.2007<text:line-break/><text:span text:style-name="T2">In Clause 1 , Art 2 , Part 1 : Paragraph number 5<text:line-break/>Delete<text:line-break/></text:span><text:span text:style-name="T3">" 32;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Jerry Kamau On 13:53 20.3.2007<text:line-break/><text:span text:style-name="T2">In Clause 1 , Art 2 , Part 1 : Paragraph number 6<text:line-break/>Insert<text:line-break/></text:span><text:span text:style-name="T3">" </text:span></text:p>
              <text:p text:style-name="P10"><text:line-break/>“SACCO” means a micofinance cooperative; "<text:line-break/></text:p>
            </table:table-cell>
          </table:table-row>
          <table:table-row>
            <table:table-cell table:style-name="MarshalledListTable.A3" office:value-type="string">
              <text:p text:style-name="P9">Amendment submitted By:Ashok Hariharan On 22:53 19.3.2007<text:line-break/><text:span text:style-name="T2">In Clause 1 , Art 2 , Part 1 : Paragraph number 8<text:line-break/>Insert<text:line-break/></text:span><text:span text:style-name="T3">" </text:span></text:p>
              <text:p text:style-name="P10"><text:line-break/>“solicitor” means a lawyer representing the trustee. "<text:line-break/></text:p>
            </table:table-cell>
          </table:table-row>
          <table:table-row>
            <table:table-cell table:style-name="MarshalledListTable.A2" office:value-type="string">
              <text:p text:style-name="P9">Amendment submitted By:Miriam SSebanankita On 13:55 20.3.2007<text:line-break/><text:span text:style-name="T2">In Clause 2 , Art 3 , Part 2 : Paragraph number 10<text:line-break/>Delete<text:line-break/></text:span><text:span text:style-name="T3">" shall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Miriam SSebanankita On 13:55 20.3.2007<text:line-break/><text:span text:style-name="T2">In Clause 2 , Art 3 , Part 2 : Paragraph number 10<text:line-break/>Insert<text:line-break/></text:span><text:span text:style-name="T3">" will "<text:line-break/></text:span></text:p>
            </table:table-cell>
          </table:table-row>
          <table:table-row>
            <table:table-cell table:style-name="MarshalledListTable.A2" office:value-type="string">
              <text:p text:style-name="P9">Amendment submitted By:Miriam SSebanankita On 13:55 20.3.2007<text:line-break/><text:span text:style-name="T2">In Clause 2 , Art 3 , Part 2 : Paragraph number 10<text:line-break/>Delete<text:line-break/></text:span><text:span text:style-name="T3">" body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Miriam SSebanankita On 13:55 20.3.2007<text:line-break/><text:span text:style-name="T2">In Clause 2 , Art 3 , Part 2 : Paragraph number 10<text:line-break/>Insert<text:line-break/></text:span><text:span text:style-name="T3">" <text:s/>body "<text:line-break/></text:span></text:p>
            </table:table-cell>
          </table:table-row>
          <table:table-row>
            <table:table-cell table:style-name="MarshalledListTable.A2" office:value-type="string">
              <text:p text:style-name="P9">Amendment submitted By:Jerry Kamau On 13:53 20.3.2007<text:line-break/><text:span text:style-name="T2">In Clause 2 , Art 3 , Part 2 : Paragraph number 11<text:line-break/>Delete<text:line-break/></text:span><text:span text:style-name="T3">" (c) borrowing or lending money: and</text:span></text:p>
              <text:p text:style-name="P10"><text:line-break/>(d) doing or performing all other things or acts for the furtherance of the provisions of this Act. which may be lawfully done or performed by a body corporate. "<text:line-break/></text:p>
            </table:table-cell>
          </table:table-row>
          <table:table-row>
            <table:table-cell table:style-name="MarshalledListTable.A3" office:value-type="string">
              <text:p text:style-name="P9">Amendment submitted By:Miriam SSebanankita On 13:55 20.3.2007<text:line-break/><text:span text:style-name="T2">In Clause 1 , Art 4 , Part 2 : Paragraph number 13<text:line-break/>Insert<text:line-break/></text:span><text:span text:style-name="T3">" With regional offices in Kisumu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Miriam SSebanankita On 13:56 20.3.2007<text:line-break/><text:span text:style-name="T2">In Clause 1 , Art 4 , Part 2 : Paragraph number 13<text:line-break/>Insert<text:line-break/></text:span><text:span text:style-name="T3">" <text:s/>and Mombasa.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Jerry Kamau On 13:54 20.3.2007<text:line-break/><text:span text:style-name="T2">In Clause 1 , Art 5 , Part 2 : Paragraph number 14<text:line-break/>Insert<text:line-break/></text:span><text:span text:style-name="T3">" </text:span></text:p>
              <text:p text:style-name="P10"><text:line-break/>(b) advise the Minister on the national policy to be followed with regard to retirement benefits schemes and to implement all Government policies relating thereto; and "<text:line-break/></text:p>
            </table:table-cell>
          </table:table-row>
          <table:table-row>
            <table:table-cell table:style-name="MarshalledListTable.A3" office:value-type="string">
              <text:p text:style-name="P9">Amendment submitted By:Jerry Kamau On 13:54 20.3.2007<text:line-break/><text:span text:style-name="T2">In Clause 1 , Art 5 , Part 2 : Paragraph number 16<text:line-break/>Insert<text:line-break/></text:span><text:span text:style-name="T3">" c "<text:line-break/></text:span></text:p>
            </table:table-cell>
          </table:table-row>
          <table:table-row>
            <table:table-cell table:style-name="MarshalledListTable.A2" office:value-type="string">
              <text:p text:style-name="P9">Amendment submitted By:Jerry Kamau On 13:54 20.3.2007<text:line-break/><text:span text:style-name="T2">In Clause 1 , Art 5 , Part 2 : Paragraph number 16<text:line-break/>Delete<text:line-break/></text:span><text:span text:style-name="T3">" b "<text:line-break/></text:span></text:p>
            </table:table-cell>
          </table:table-row>
          <table:table-row>
            <table:table-cell table:style-name="MarshalledListTable.A3" office:value-type="string">
              <text:p text:style-name="P9">Amendment submitted By:Jerry Kamau On 13:54 20.3.2007<text:line-break/><text:span text:style-name="T2">In Clause 1 , Art 5 , Part 2 : Paragraph number 17<text:line-break/>Insert<text:line-break/></text:span><text:span text:style-name="T3">" d "<text:line-break/></text:span></text:p>
            </table:table-cell>
          </table:table-row>
          <table:table-row>
            <table:table-cell table:style-name="MarshalledListTable.A2" office:value-type="string">
              <text:p text:style-name="P9">Amendment submitted By:Jerry Kamau On 13:54 20.3.2007<text:line-break/><text:span text:style-name="T2">In Clause 1 , Art 5 , Part 2 : Paragraph number 17<text:line-break/>Delete<text:line-break/></text:span><text:span text:style-name="T3">" c "<text:line-break/></text:span></text:p>
            </table:table-cell>
          </table:table-row>
          <table:table-row>
            <table:table-cell table:style-name="MarshalledListTable.A2" office:value-type="string">
              <text:p text:style-name="P9">Amendment submitted By:Jerry Kamau On 13:54 20.3.2007<text:line-break/><text:span text:style-name="T2">In Clause 1 , Art 5 , Part 2 : Paragraph number 18<text:line-break/>Delete<text:line-break/></text:span><text:span text:style-name="T3">" (d) advise the Minister on the national policy to be followed with regard to retirement benefits schemes and to implement all Government policies relating thereto; and "<text:line-break/></text:span></text:p>
            </table:table-cell>
          </table:table-row>
          <table:table-row>
            <table:table-cell table:style-name="MarshalledListTable.A2" office:value-type="string">
              <text:p text:style-name="P9">Amendment submitted By:Jerry Kamau On 13:54 20.3.2007<text:line-break/><text:span text:style-name="T2">In Clause 1 , Art 5 , Part 2 : Paragraph number 19<text:line-break/>Delete<text:line-break/></text:span><text:span text:style-name="T3">" (e) perform such other functions as are conferred on it by this Act or by any other written law. "<text:line-break/></text:span></text:p>
            </table:table-cell>
          </table:table-row>
        </table:table>
        <text:p text:style-name="Standard"/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mendment-heading" style:family="paragraph" style:parent-style-name="Heading_20_1" style:class="extra">
      <style:text-properties style:font-name="Times New Roman1" fo:font-size="90%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Aaron Duke</meta:initial-creator>
    <meta:creation-date>2007-03-20T16:57:46</meta:creation-date>
    <dc:creator>Aaron Duke</dc:creator>
    <dc:date>2007-03-20T16:58:43</dc:date>
    <dc:language>en-US</dc:language>
    <meta:editing-cycles>2</meta:editing-cycles>
    <meta:editing-duration>PT5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4" meta:paragraph-count="43" meta:word-count="726" meta:character-count="4523"/>
  </office:meta>
</office:document-meta>
</file>